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531cm" fo:margin-left="0.302cm" fo:margin-right="1.166cm" table:align="margins"/>
    </style:style>
    <style:style style:name="Table1.A" style:family="table-column">
      <style:table-column-properties style:column-width="5.136cm" style:rel-column-width="21671*"/>
    </style:style>
    <style:style style:name="Table1.C" style:family="table-column">
      <style:table-column-properties style:column-width="5.26cm" style:rel-column-width="22193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6cm" style:rel-column-width="2167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ext_20_body_20_indent_20_2">
      <style:text-properties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Contents">
      <style:text-properties style:language-asian="zh" style:country-asian="TW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 style:parent-style-name="Source_20_Text">
      <style:text-properties fo:language="en" fo:country="none"/>
    </style:style>
    <style:style style:name="T3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 style:parent-style-name="Source_20_Text">
      <style:text-properties style:language-asian="zh" style:country-asian="TW"/>
    </style:style>
    <style:style style:name="T5" style:family="text" style:parent-style-name="Source_20_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Listfooter</text:h>
      <text:p text:style-name="P2">A column of the footer of a list box (<text:span text:style-name="Source_20_Text">Listbox</text:span>). Its parent must be <text:span text:style-name="Source_20_Text">Listfoot</text:span>. Unlike <text:span text:style-name="Source_20_Text">Listheader</text:span>, you could place any child in a list footer. </text:p>
      <text:p text:style-name="P2"><text:span text:style-name="T1">Note: </text:span><text:span text:style-name="T2">Listcell</text:span><text:span text:style-name="T1"> also accepts children. </text:span></text:p>
      <text:p text:style-name="P2"><draw:frame draw:style-name="fr1" draw:name="graphics1" text:anchor-type="paragraph" svg:width="8.01cm" svg:height="4.209cm" draw:z-index="0"><draw:image xlink:href="../images/listbox.png" xlink:type="simple" xlink:show="embed" xlink:actuate="onLoad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h text:style-name="P3" text:outline-level="4">Class Name</text:h>
      <text:p text:style-name="P4"><text:span text:style-name="T3">org.zkoss.zul.Listfooter</text:span></text:p>
      <text:h text:style-name="P5" text:outline-level="4">Supported Child Components</text:h>
      <text:p text:style-name="Text_20_body_20_indent_20_2">*ANY</text:p>
      <text:h text:style-name="P5" text:outline-level="4">Supported Events</text:h>
      <text:p text:style-name="Text_20_body_20_indent_20_2">*NONE</text:p>
      <text:h text:style-name="P6" text:outline-level="4">Properties</text:h>
      <text:p text:style-name="Text_20_body_20_indent_20_2"/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span</text:span></text:p>
          </table:table-cell>
          <table:table-cell table:style-name="Table1.A2" office:value-type="string">
            <text:p text:style-name="Table_20_Contents">Number of columns to span this footer. </text:p>
          </table:table-cell>
          <table:table-cell table:style-name="Table1.C2" office:value-type="string">
            <text:p text:style-name="Table_20_Contents"><text:span text:style-name="T4">int</text:span></text:p>
          </table:table-cell>
        </table:table-row>
      </table:table>
      <text:h text:style-name="P5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T4">org.zkoss.zul.Listbox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Standard"><text:span text:style-name="T5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ColumnIndex()</text:span></text:p>
          </table:table-cell>
          <table:table-cell table:style-name="Table3.A2" office:value-type="string">
            <text:p text:style-name="P7"><text:span text:style-name="Source_20_Text">Returns the column index, starting from 0.</text:span></text:p>
          </table:table-cell>
          <table:table-cell table:style-name="Table3.C2" office:value-type="string">
            <text:p text:style-name="P7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T4">setParent(org.zkoss.zk.ui.Component parent) </text:span></text:p>
          </table:table-cell>
          <table:table-cell table:style-name="Table3.A2" office:value-type="string">
            <text:p text:style-name="Table_20_Contents">Can only be <text:span text:style-name="Source_20_Text">Listhead</text:span></text:p>
          </table:table-cell>
          <table:table-cell table:style-name="Table3.C2" office:value-type="string">
            <text:p text:style-name="P7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Listfoot()</text:span></text:p>
          </table:table-cell>
          <table:table-cell table:style-name="Table3.A2" office:value-type="string">
            <text:p text:style-name="Table_20_Contents">Returns the set of footers that this belongs to.</text:p>
          </table:table-cell>
          <table:table-cell table:style-name="Table3.C2" office:value-type="string">
            <text:p text:style-name="P7"><text:span text:style-name="Source_20_Text">Org.zkoss.zul.Listfoo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Listheader()</text:span></text:p>
          </table:table-cell>
          <table:table-cell table:style-name="Table3.A2" office:value-type="string">
            <text:p text:style-name="Table_20_Contents">Returns the list header that is in the same column as this footer, or null if not available.</text:p>
          </table:table-cell>
          <table:table-cell table:style-name="Table3.C2" office:value-type="string">
            <text:p text:style-name="P7"><text:span text:style-name="Source_20_Text">Org.zkoss.zul.ListHeader</text:span></text:p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9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9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9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30T18:47:12</dc:date>
    <dc:language>en-US</dc:language>
    <meta:editing-cycles>108</meta:editing-cycles>
    <meta:editing-duration>PT7H40M4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72" meta:word-count="206" meta:character-count="1765"/>
  </office:meta>
</office:document-meta>
</file>